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5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i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ine.G17" table:end-x="2.233cm" table:end-y="0.054cm" draw:z-index="0" draw:style-name="gr1" svg:width="10.976cm" svg:height="6.986cm" svg:x="0.289cm" svg:y="0.265cm">
              <draw:object draw:notify-on-update-of-ranges="sine.A1:sine.A16 sine.B1:sin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1.4142602223305111033e-1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6.1181376594633265084e-0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.6170990272579207521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-2.7750128635153941847e-0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7.52389812632259575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-3.3375525516448158757e-0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3.5139117173258442631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-2.0550425760770912756e-0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7858086433950677905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-2.2045418036460674603e-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4.1040249676413073182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-2.0110547609610627995e-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8.5146506388912983047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-1.7544887775148648394e-0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1.5944474539749149392e-18</text:p>
          </table:table-cell>
          <table:table-cell/>
        </table:table-row>
      </table:table>
      <table:table table:name="Squar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Square.I16" table:end-x="1.287cm" table:end-y="0.344cm" draw:z-index="0" draw:style-name="gr1" svg:width="14.731cm" svg:height="6.986cm" svg:x="0.105cm" svg:y="0.106cm">
              <draw:object draw:notify-on-update-of-ranges="Square.A1:Square.A32 Square.B1:Square.B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.0395841817892785602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33333333564506">
            <text:p>0.3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7.7908079453482199693e-1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99999997696041">
            <text:p>0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5.5772626977869532701e-1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4285715766058">
            <text:p>0.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3.0214936685592956339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11111094957695">
            <text:p>0.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3.5528039325889917171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09090970102506">
            <text:p>0.0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-3.3301544579300028513e-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769230813855015">
            <text:p>0.0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6.532887180238399736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666666863008317">
            <text:p>0.0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.3214972663095951057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588234905029857">
            <text:p>0.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5.4060935292777018294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526315684224283">
            <text:p>0.0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.3786163080132027152e-1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476190370892044">
            <text:p>0.0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-1.4083935842186388718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434782673477172">
            <text:p>0.04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-3.3470714566997643936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399999958339004">
            <text:p>0.0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8.24247752595143644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370370431119781">
            <text:p>0.0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-3.378945252848972666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344827616341581">
            <text:p>0.0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9.0496784450961031586e-18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322580969840631">
            <text:p>0.0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-7.1029304579938153736e-18</text:p>
          </table:table-cell>
          <table:table-cell/>
        </table:table-row>
      </table:table>
      <table:table table:name="triangle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triangle.I16" table:end-x="2.232cm" table:end-y="0.344cm" draw:z-index="0" draw:style-name="gr1" svg:width="15.676cm" svg:height="6.986cm" svg:x="0.105cm" svg:y="0.106cm">
              <draw:object draw:notify-on-update-of-ranges="triangle.A1:triangle.A32 triangle.B1:triangle.B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7.4405159294345388351e-1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111111627411601">
            <text:p>-0.1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2.5603885109345212798e-1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399998114390507">
            <text:p>0.0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-4.9445813411362980062e-1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204083518830908">
            <text:p>-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-4.5842365404625298568e-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23455608938579">
            <text:p>0.0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1.6111242551208825039e-1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0.00826457536164914">
            <text:p>-0.0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.1387879926824814527e-1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591708148132265">
            <text:p>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-1.3355396530489729743e-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44445349230913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-9.078904639047615055e-1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346012860382509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7.2168701669511862958e-1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277014831061577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3.5950011167638162183e-1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226752037380614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.9000030399181994305e-1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189040975536091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9.949680576313019569e-1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0159995117928534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-2.7915048909372820107e-1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137179152110888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1.098809392163187442e-1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18902044369515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.1094380844398206298e-1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04063424289222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1.0768196363345051077e-17</text:p>
          </table:table-cell>
          <table:table-cell/>
        </table:table-row>
      </table:table>
      <table:table table:name="Clarinet" table:style-name="ta1" table:print="false">
        <table:table-column table:style-name="co3" table:number-columns-repeated="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Clarinet.I16" table:end-x="1.996cm" table:end-y="0.344cm" draw:z-index="0" draw:style-name="gr1" svg:width="15.44cm" svg:height="6.986cm" svg:x="0.105cm" svg:y="0.106cm">
              <draw:object draw:notify-on-update-of-ranges="Clarinet.A1:Clarinet.A32 Clarinet.B1:Clarinet.B3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16511364906388">
            <text:p>0.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938033617805">
            <text:p>0.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0.0189561481385514">
            <text:p>-0.0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209231797293413">
            <text:p>-0.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462079053201902">
            <text:p>0.0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4912432649301">
            <text:p>0.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0212920666704714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7349275996492">
            <text:p>0.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024115686064936">
            <text:p>-0.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0387101306228436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112334170348375">
            <text:p>-0.0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305794683411425">
            <text:p>-0.0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11718908525621">
            <text:p>0.0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645308198416642">
            <text:p>-0.0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128486539589129">
            <text:p>-0.0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150275089541032">
            <text:p>-0.0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59112986092988">
            <text:p>0.0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86826714077332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245685716191164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0.00270659054606894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0385596581339304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209059213945531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0168148558355884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01707106311685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0201554220772203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217404710816564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197164543795256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0162904688479809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0182398983343985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54112132332793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0.00216359477419546">
            <text:p>0</text:p>
          </table:table-cell>
          <table:table-cell/>
        </table:table-row>
      </table:table>
      <table:table table:name="ChrchOrg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>
            <draw:frame table:end-cell-address="ChrchOrg.J16" table:end-x="1.248cm" table:end-y="0.344cm" draw:z-index="0" draw:style-name="gr1" svg:width="16.946cm" svg:height="6.986cm" svg:x="0.109cm" svg:y="0.106cm">
              <draw:object draw:notify-on-update-of-ranges="ChrchOrg.A1:ChrchOrg.A32 ChrchOrg.B1:ChrchOrg.B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98110171851726">
            <text:p>0.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0.0525811048318719">
            <text:p>-0.0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23089603684174">
            <text:p>0.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00273952086720271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00807005961481">
            <text:p>0.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0159190365389632">
            <text:p>-0.0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0577610156933115">
            <text:p>-0.0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0157748893447239">
            <text:p>-0.02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907760591134572">
            <text:p>0.0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0461711336904019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0.0230717208905612">
            <text:p>-0.0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0.00618019293540976">
            <text:p>-0.0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225418855865992">
            <text:p>0.0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0.00219907943196997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0.0422263233377002">
            <text:p>-0.0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0.00724462555404694">
            <text:p>-0.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875016199096348">
            <text:p>0.0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00364245364829926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0.00777296859134804">
            <text:p>-0.0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0251556699148102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0.00407052276546961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0.00156253644142285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0.00386855328410095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0.00175023790275685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0.00113559672066595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0.000936400987026686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0.000598474111541257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0.00105901813974532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0.0013507622043359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0.00116209394224841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562128379660954">
            <text:p>0.01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6">26/06/2010</text:date>, <text:time>15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12:00:48</meta:creation-date>
    <dc:date>2010-06-26T15:37:39</dc:date>
    <meta:editing-duration>PT01H05M16S</meta:editing-duration>
    <meta:editing-cycles>7</meta:editing-cycles>
    <meta:generator>OpenOffice.org/3.1$Linux OpenOffice.org_project/310m19$Build-9420</meta:generator>
    <meta:document-statistic meta:table-count="5" meta:cell-count="2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0.977cm" svg:height="6.987cm" chart:class="chart:bar" chart:style-name="ch1">
        <chart:plot-area chart:style-name="ch2" table:cell-range-address="sine.A1:sine.B16" chart:data-source-has-labels="column" svg:x="0.237cm" svg:y="0.139cm" svg:width="10.521cm" svg:height="6.771cm">
          <chart:axis chart:dimension="x" chart:name="primary-x" chart:style-name="ch3">
            <chart:title svg:x="5.65cm" svg:y="6.477cm" chart:style-name="ch4">
              <text:p>fn</text:p>
            </chart:title>
            <chart:categories table:cell-range-address="sine.A1:sine.A16"/>
          </chart:axis>
          <chart:axis chart:dimension="y" chart:name="primary-y" chart:style-name="ch5">
            <chart:title svg:x="0.22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ine.B1:sine.B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ine.A1:sine.A16">1</text:p>
              </table:table-cell>
              <table:table-cell office:value-type="float" office:value="1">
                <text:p text:id="sine.B1:sine.B16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732cm" svg:height="6.987cm" chart:class="chart:bar" chart:style-name="ch1">
        <chart:plot-area chart:style-name="ch2" table:cell-range-address="Square.A1:Square.B32" chart:data-source-has-labels="column" svg:x="0.387cm" svg:y="0.139cm" svg:width="14.051cm" svg:height="6.771cm">
          <chart:axis chart:dimension="x" chart:name="primary-x" chart:style-name="ch3">
            <chart:title svg:x="7.565cm" svg:y="6.477cm" chart:style-name="ch4">
              <text:p>fn</text:p>
            </chart:title>
            <chart:categories table:cell-range-address="Square.A1:Square.A32"/>
          </chart:axis>
          <chart:axis chart:dimension="y" chart:name="primary-y" chart:style-name="ch5">
            <chart:title svg:x="0.295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Square.B1:Squar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quare.A1:Square.A32">1</text:p>
              </table:table-cell>
              <table:table-cell office:value-type="float" office:value="1">
                <text:p text:id="Square.B1:Squar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564506">
                <text:p>0.333333333564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9999997696041">
                <text:p>0.19999999769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5766058">
                <text:p>0.14285715766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094957695">
                <text:p>0.111111094957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70102506">
                <text:p>0.0909090970102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9230813855015">
                <text:p>0.0769230813855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666863008317">
                <text:p>0.0666666863008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8234905029857">
                <text:p>0.0588234905029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6315684224283">
                <text:p>0.05263156842242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76190370892044">
                <text:p>0.04761903708920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4782673477172">
                <text:p>0.043478267347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9999958339004">
                <text:p>0.0399999958339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0370431119781">
                <text:p>0.0370370431119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44827616341581">
                <text:p>0.0344827616341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22580969840631">
                <text:p>0.03225809698406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677cm" svg:height="6.987cm" chart:class="chart:bar" chart:style-name="ch1">
        <chart:plot-area chart:style-name="ch2" table:cell-range-address="triangle.A1:triangle.B32" chart:data-source-has-labels="column" svg:x="0.425cm" svg:y="0.139cm" svg:width="14.939cm" svg:height="6.771cm">
          <chart:axis chart:dimension="x" chart:name="primary-x" chart:style-name="ch3">
            <chart:title svg:x="8.047cm" svg:y="6.477cm" chart:style-name="ch4">
              <text:p>fn</text:p>
            </chart:title>
            <chart:categories table:cell-range-address="triangle.A1:triangle.A32"/>
          </chart:axis>
          <chart:axis chart:dimension="y" chart:name="primary-y" chart:style-name="ch5">
            <chart:title svg:x="0.314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triangle.B1:triangle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riangle.A1:triangle.A32">1</text:p>
              </table:table-cell>
              <table:table-cell office:value-type="float" office:value="1">
                <text:p text:id="triangle.B1:triangle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1111627411601">
                <text:p>-0.11111162741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8114390507">
                <text:p>0.0399998114390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04083518830908">
                <text:p>-0.0204083518830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3455608938579">
                <text:p>0.0123455608938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826457536164914">
                <text:p>-0.00826457536164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591708148132265">
                <text:p>0.00591708148132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44445349230913">
                <text:p>-0.00444453492309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6012860382509">
                <text:p>0.00346012860382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77014831061577">
                <text:p>-0.00277014831061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26752037380614">
                <text:p>0.002267520373806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89040975536091">
                <text:p>-0.001890409755360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59995117928534">
                <text:p>0.00159995117928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137179152110888">
                <text:p>-0.00137179152110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18902044369515">
                <text:p>0.00118902044369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04063424289222">
                <text:p>-0.00104063424289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441cm" svg:height="6.987cm" chart:class="chart:bar" chart:style-name="ch1">
        <chart:plot-area chart:style-name="ch2" table:cell-range-address="Clarinet.A1:Clarinet.B32" chart:data-source-has-labels="column" svg:x="0.415cm" svg:y="0.139cm" svg:width="14.718cm" svg:height="6.771cm">
          <chart:axis chart:dimension="x" chart:name="primary-x" chart:style-name="ch3">
            <chart:title svg:x="7.927cm" svg:y="6.477cm" chart:style-name="ch4">
              <text:p>fn</text:p>
            </chart:title>
            <chart:categories table:cell-range-address="Clarinet.A1:Clarinet.A32"/>
          </chart:axis>
          <chart:axis chart:dimension="y" chart:name="primary-y" chart:style-name="ch5">
            <chart:title svg:x="0.309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Clarinet.B1:Clarinet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larinet.A1:Clarinet.A32">1</text:p>
              </table:table-cell>
              <table:table-cell office:value-type="float" office:value="1">
                <text:p text:id="Clarinet.B1:Clarinet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6511364906388">
                <text:p>0.0116511364906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38033617805">
                <text:p>0.4938033617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89561481385514">
                <text:p>-0.0189561481385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09231797293413">
                <text:p>-0.209231797293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62079053201902">
                <text:p>0.0462079053201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912432649301">
                <text:p>0.424912432649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12920666704714">
                <text:p>0.00212920666704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49275996492">
                <text:p>0.27349275996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115686064936">
                <text:p>-0.0241156860649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87101306228436">
                <text:p>0.000387101306228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2334170348375">
                <text:p>-0.0112334170348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5794683411425">
                <text:p>-0.0305794683411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11718908525621">
                <text:p>0.041171890852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645308198416642">
                <text:p>-0.00645308198416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8486539589129">
                <text:p>-0.01284865395891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50275089541032">
                <text:p>-0.01502750895410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9112986092988">
                <text:p>0.0159112986092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86826714077332">
                <text:p>0.00286826714077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45685716191164">
                <text:p>-0.00245685716191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70659054606894">
                <text:p>-0.00270659054606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385596581339304">
                <text:p>-0.003855965813393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09059213945531">
                <text:p>-0.00209059213945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168148558355884">
                <text:p>-0.00168148558355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707106311685">
                <text:p>-0.001707106311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01554220772203">
                <text:p>-0.002015542207722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17404710816564">
                <text:p>-0.002174047108165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197164543795256">
                <text:p>-0.001971645437952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62904688479809">
                <text:p>-0.00162904688479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82398983343985">
                <text:p>-0.00182398983343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54112132332793">
                <text:p>-0.00154112132332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16359477419546">
                <text:p>-0.002163594774195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947cm" svg:height="6.987cm" chart:class="chart:bar" chart:style-name="ch1">
        <chart:plot-area chart:style-name="ch2" table:cell-range-address="ChrchOrg.A1:ChrchOrg.B32" chart:data-source-has-labels="column" svg:x="0.475cm" svg:y="0.139cm" svg:width="16.134cm" svg:height="6.771cm">
          <chart:axis chart:dimension="x" chart:name="primary-x" chart:style-name="ch3">
            <chart:title svg:x="8.695cm" svg:y="6.477cm" chart:style-name="ch4">
              <text:p>fn</text:p>
            </chart:title>
            <chart:categories table:cell-range-address="ChrchOrg.A1:ChrchOrg.A32"/>
          </chart:axis>
          <chart:axis chart:dimension="y" chart:name="primary-y" chart:style-name="ch5">
            <chart:title svg:x="0.339cm" svg:y="4.006cm" chart:style-name="ch6">
              <text:p>correlation</text:p>
            </chart:title>
            <chart:grid chart:style-name="ch7" chart:class="major"/>
          </chart:axis>
          <chart:series chart:style-name="ch8" chart:values-cell-range-address="ChrchOrg.B1:ChrchOrg.B32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hrchOrg.A1:ChrchOrg.A32">1</text:p>
              </table:table-cell>
              <table:table-cell office:value-type="float" office:value="1">
                <text:p text:id="ChrchOrg.B1:ChrchOrg.B3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8110171851726">
                <text:p>0.198110171851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25811048318719">
                <text:p>-0.05258110483187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23089603684174">
                <text:p>0.423089603684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73952086720271">
                <text:p>-0.00273952086720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0807005961481">
                <text:p>0.300807005961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59190365389632">
                <text:p>-0.0159190365389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77610156933115">
                <text:p>-0.0577610156933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7748893447239">
                <text:p>-0.0157748893447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07760591134572">
                <text:p>0.00907760591134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61711336904019">
                <text:p>0.00461711336904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30717208905612">
                <text:p>-0.0230717208905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618019293540976">
                <text:p>-0.00618019293540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5418855865992">
                <text:p>0.0225418855865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19907943196997">
                <text:p>-0.00219907943196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22263233377002">
                <text:p>-0.0422263233377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724462555404694">
                <text:p>-0.00724462555404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75016199096348">
                <text:p>0.008750161990963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64245364829926">
                <text:p>-0.00364245364829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777296859134804">
                <text:p>-0.00777296859134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51556699148102">
                <text:p>0.000251556699148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407052276546961">
                <text:p>-0.004070522765469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56253644142285">
                <text:p>-0.00156253644142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386855328410095">
                <text:p>-0.00386855328410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175023790275685">
                <text:p>-0.00175023790275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113559672066595">
                <text:p>-0.00113559672066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936400987026686">
                <text:p>-0.000936400987026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598474111541257">
                <text:p>-0.000598474111541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105901813974532">
                <text:p>-0.00105901813974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13507622043359">
                <text:p>-0.0013507622043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116209394224841">
                <text:p>-0.00116209394224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62128379660954">
                <text:p>0.005621283796609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